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Calibri3" svg:font-family="Calibri"/>
    <style:font-face style:name="Calibri Light1" svg:font-family="'Calibri Light'"/>
    <style:font-face style:name="Microsoft Sans Serif1" svg:font-family="'Microsoft Sans Serif'"/>
    <style:font-face style:name="Courier" svg:font-family="Courier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Source Code Pro Medium" svg:font-family="'Source Code Pro Medium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Sans Serif" svg:font-family="'Microsoft Sans Serif'" style:font-pitch="variable"/>
    <style:font-face style:name="Calibri2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2" svg:font-family="'Microsoft Sans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Gadugi" svg:font-family="Gadugi" style:font-family-generic="swiss" style:font-pitch="variable"/>
    <style:font-face style:name="Microsoft Tai Le" svg:font-family="'Microsoft Tai Le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width="0cm" draw:fill="solid" draw:fill-color="#33acc4" draw:textarea-vertical-align="top" draw:auto-grow-height="false" draw:fit-to-size="false" style:shrink-to-fit="false" fo:min-height="3.356cm" fo:min-width="14.276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solid" draw:fill-color="#33acc4" draw:textarea-vertical-align="top" draw:auto-grow-height="false" draw:fit-to-size="false" style:shrink-to-fit="false" fo:min-height="4.693cm" fo:min-width="8.793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solid" draw:fill-color="#33acc4" draw:textarea-vertical-align="top" draw:auto-grow-height="false" draw:fit-to-size="false" style:shrink-to-fit="false" fo:min-height="4.293cm" fo:min-width="9.893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solid" svg:stroke-width="0.115cm" svg:stroke-color="#015486" draw:marker-start="msArrowEnd_20_8" draw:marker-start-width="0.575cm" draw:marker-start-center="false" draw:stroke-linejoin="miter" svg:stroke-linecap="butt" draw:fill="none" draw:textarea-vertical-align="top" draw:auto-grow-height="false" fo:min-height="6.351cm" fo:min-width="5.515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106cm" draw:fill="solid" draw:fill-color="#fcf3dc" draw:textarea-vertical-align="top" draw:auto-grow-height="false" draw:fit-to-size="false" style:shrink-to-fit="false" fo:min-height="1.226cm" fo:min-width="6.02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solid" svg:stroke-width="0.115cm" svg:stroke-color="#015486" draw:marker-start="msArrowEnd_20_8" draw:marker-start-width="0.575cm" draw:marker-start-center="false" draw:marker-end="msArrowEnd_20_8" draw:marker-end-width="0.575cm" draw:marker-end-center="false" draw:stroke-linejoin="miter" svg:stroke-linecap="butt" draw:fill="none" draw:textarea-vertical-align="top" draw:auto-grow-height="false" fo:min-height="0.351cm" fo:min-width="5.357cm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none" svg:stroke-width="0cm" draw:fill="solid" draw:fill-color="#ffffff" draw:opacity="81%" draw:textarea-vertical-align="top" draw:auto-grow-height="false" draw:fit-to-size="false" style:shrink-to-fit="false" fo:min-height="0.953cm" fo:min-width="2.401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>
      <style:graphic-properties draw:stroke="none" svg:stroke-width="0.03cm" svg:stroke-linecap="butt" draw:fill="solid" draw:fill-color="#3253d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3cm" svg:stroke-linecap="butt" draw:fill="solid" draw:fill-color="#3253dc" draw:textarea-vertical-align="middle" draw:auto-grow-height="false" draw:fit-to-size="false" style:shrink-to-fit="false" fo:min-height="1.625cm" fo:min-width="4.146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381cm" fo:padding-right="0cm" fo:wrap-option="wrap"/>
      <style:paragraph-properties style:writing-mode="lr-tb"/>
    </style:style>
    <style:style style:name="gr12" style:family="graphic" style:parent-style-name="standard" style:list-style-name="L5">
      <style:graphic-properties draw:stroke="none" svg:stroke-width="0cm" draw:fill="solid" draw:fill-color="#f9dcdc" draw:textarea-vertical-align="top" draw:auto-grow-height="true" draw:fit-to-size="false" style:shrink-to-fit="false" fo:min-height="0cm" fo:min-width="0cm" fo:padding-top="0.254cm" fo:padding-bottom="0.254cm" fo:padding-left="0.381cm" fo:padding-right="0cm" fo:wrap-option="wrap"/>
      <style:paragraph-properties style:writing-mode="lr-tb"/>
    </style:style>
    <style:style style:name="gr13" style:family="graphic" style:parent-style-name="standard" style:list-style-name="L4">
      <style:graphic-properties draw:stroke="none" svg:stroke-width="0cm" draw:fill="solid" draw:fill-color="#ffffff" draw:opacity="81%" draw:textarea-vertical-align="top" draw:auto-grow-height="false" draw:fit-to-size="false" style:shrink-to-fit="false" fo:min-height="0.891cm" fo:min-width="3.049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>
      <style:graphic-properties draw:stroke="solid" svg:stroke-width="0.115cm" svg:stroke-color="#015486" draw:marker-start="msArrowEnd_20_8" draw:marker-start-width="0.575cm" draw:marker-start-center="false" draw:stroke-linejoin="miter" svg:stroke-linecap="butt" draw:fill="none" draw:textarea-vertical-align="top" draw:auto-grow-height="false" fo:min-height="6.214cm" fo:min-width="3.271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015486" draw:marker-end="msArrowEnd_20_5" draw:marker-end-width="0.237cm" draw:marker-end-center="false" draw:stroke-linejoin="miter" svg:stroke-linecap="butt" draw:fill="none" draw:textarea-vertical-align="top" draw:auto-grow-height="false" fo:min-height="0.19cm" fo:min-width="1.487cm" fo:padding-top="0.125cm" fo:padding-bottom="0.125cm" fo:padding-left="0.25cm" fo:padding-right="0.25cm" fo:wrap-option="wrap"/>
    </style:style>
    <style:style style:name="gr16" style:family="graphic" style:parent-style-name="standard" style:list-style-name="L4">
      <style:graphic-properties draw:stroke="none" svg:stroke-width="0cm" draw:fill="solid" draw:fill-color="#ffffff" draw:opacity="81%" draw:textarea-vertical-align="top" draw:auto-grow-height="false" draw:fit-to-size="false" style:shrink-to-fit="false" fo:min-height="1.491cm" fo:min-width="4.049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.106cm" draw:fill="solid" draw:fill-color="#fcf3dc" draw:textarea-vertical-align="middle" draw:auto-grow-height="false" draw:fit-to-size="false" style:shrink-to-fit="false" fo:min-height="1.04cm" fo:min-width="4.226cm" fo:padding-top="0.254cm" fo:padding-bottom="0.254cm" fo:padding-left="0.254cm" fo:padding-right="0.254cm" fo:wrap-option="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solid" draw:fill-color="#33acc4" draw:textarea-vertical-align="top" draw:auto-grow-height="false" draw:fit-to-size="false" style:shrink-to-fit="false" fo:min-height="3.356cm" fo:min-width="14.276cm" fo:padding-top="0.254cm" fo:padding-bottom="0.254cm" fo:padding-left="0.254cm" fo:padding-right="0.254cm" fo:wrap-option="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solid" draw:fill-color="#33acc4" draw:textarea-vertical-align="top" draw:auto-grow-height="false" draw:fit-to-size="false" style:shrink-to-fit="false" fo:min-height="4.293cm" fo:min-width="9.893cm" fo:padding-top="0.254cm" fo:padding-bottom="0.254cm" fo:padding-left="0.254cm" fo:padding-right="0.254cm" fo:wrap-option="wrap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solid" draw:fill-color="#ffffff" draw:opacity="81%" draw:textarea-vertical-align="top" draw:auto-grow-height="false" draw:fit-to-size="false" style:shrink-to-fit="false" fo:min-height="0.953cm" fo:min-width="2.401cm" fo:padding-top="0cm" fo:padding-bottom="0cm" fo:padding-left="0cm" fo:padding-right="0cm" fo:wrap-option="wrap"/>
      <style:paragraph-properties style:writing-mode="lr-tb"/>
    </style:style>
    <style:style style:name="gr21" style:family="graphic" style:parent-style-name="standard">
      <style:graphic-properties draw:stroke="none" svg:stroke-width="0.03cm" svg:stroke-linecap="butt" draw:fill="solid" draw:fill-color="#3253dc" draw:textarea-vertical-align="middle" draw:auto-grow-height="false" draw:fit-to-size="false" style:shrink-to-fit="false" fo:min-height="1.108cm" fo:min-width="5.15cm" fo:padding-top="0.125cm" fo:padding-bottom="0.125cm" fo:padding-left="0.25cm" fo:padding-right="0.25cm" fo:wrap-option="wrap"/>
    </style:style>
    <style:style style:name="gr22" style:family="graphic" style:parent-style-name="standard" style:list-style-name="L5">
      <style:graphic-properties draw:stroke="none" svg:stroke-width="0cm" draw:fill="solid" draw:fill-color="#f9dcdc" draw:textarea-vertical-align="top" draw:auto-grow-height="true" draw:fit-to-size="false" style:shrink-to-fit="false" fo:min-height="0cm" fo:min-width="0cm" fo:padding-top="0.254cm" fo:padding-bottom="0.254cm" fo:padding-left="0.381cm" fo:padding-right="0cm" fo:wrap-option="wrap"/>
      <style:paragraph-properties style:writing-mode="lr-tb"/>
    </style:style>
    <style:style style:name="gr23" style:family="graphic" style:parent-style-name="standard">
      <style:graphic-properties draw:stroke="solid" svg:stroke-width="0.079cm" svg:stroke-color="#015486" draw:marker-end="msArrowEnd_20_5" draw:marker-end-width="0.237cm" draw:marker-end-center="false" draw:stroke-linejoin="miter" svg:stroke-linecap="butt" draw:fill="none" draw:textarea-vertical-align="top" draw:auto-grow-height="false" fo:min-height="0.417cm" fo:min-width="0.887cm" fo:padding-top="0.125cm" fo:padding-bottom="0.125cm" fo:padding-left="0.25cm" fo:padding-right="0.25cm" fo:wrap-option="wrap"/>
    </style:style>
    <style:style style:name="gr24" style:family="graphic" style:parent-style-name="standard" style:list-style-name="L1">
      <style:graphic-properties draw:stroke="none" svg:stroke-width="0.106cm" draw:fill="solid" draw:fill-color="#fcf3dc" draw:textarea-vertical-align="middle" draw:auto-grow-height="false" draw:fit-to-size="false" style:shrink-to-fit="false" fo:min-height="1.04cm" fo:min-width="5.826cm" fo:padding-top="0.254cm" fo:padding-bottom="0.254cm" fo:padding-left="0.254cm" fo:padding-right="0.254cm" fo:wrap-option="wrap"/>
      <style:paragraph-properties style:writing-mode="lr-tb"/>
    </style:style>
    <style:style style:name="gr25" style:family="graphic" style:parent-style-name="standard">
      <style:graphic-properties draw:stroke="solid" svg:stroke-width="0.115cm" svg:stroke-color="#015486" draw:marker-end="msArrowEnd_20_8" draw:marker-end-width="0.575cm" draw:marker-end-center="false" draw:stroke-linejoin="miter" svg:stroke-linecap="butt" draw:fill="none" draw:textarea-vertical-align="top" draw:auto-grow-height="false" fo:min-height="6.351cm" fo:min-width="4.501cm" fo:padding-top="0.125cm" fo:padding-bottom="0.125cm" fo:padding-left="0.25cm" fo:padding-right="0.25cm" fo:wrap-option="wrap"/>
    </style:style>
    <style:style style:name="gr26" style:family="graphic" style:parent-style-name="standard" style:list-style-name="L4">
      <style:graphic-properties draw:stroke="none" svg:stroke-width="0cm" draw:fill="solid" draw:fill-color="#ffffff" draw:opacity="81%" draw:textarea-vertical-align="top" draw:auto-grow-height="false" draw:fit-to-size="false" style:shrink-to-fit="false" fo:min-height="1.622cm" fo:min-width="3.828cm" fo:padding-top="0cm" fo:padding-bottom="0cm" fo:padding-left="0cm" fo:padding-right="0cm" fo:wrap-option="wrap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solid" draw:fill-color="#33acc4" draw:textarea-vertical-align="top" draw:auto-grow-height="false" draw:fit-to-size="false" style:shrink-to-fit="false" fo:min-height="3.356cm" fo:min-width="15.076cm" fo:padding-top="0.254cm" fo:padding-bottom="0.254cm" fo:padding-left="0.254cm" fo:padding-right="0.254cm" fo:wrap-option="wrap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solid" draw:fill-color="#33acc4" draw:textarea-vertical-align="top" draw:auto-grow-height="false" draw:fit-to-size="false" style:shrink-to-fit="false" fo:min-height="4.293cm" fo:min-width="9.893cm" fo:padding-top="0.254cm" fo:padding-bottom="0.254cm" fo:padding-left="0.254cm" fo:padding-right="0.254cm" fo:wrap-option="wrap"/>
      <style:paragraph-properties style:writing-mode="lr-tb"/>
    </style:style>
    <style:style style:name="gr29" style:family="graphic" style:parent-style-name="standard" style:list-style-name="L4">
      <style:graphic-properties draw:stroke="none" svg:stroke-width="0cm" draw:fill="solid" draw:fill-color="#ffffff" draw:opacity="81%" draw:textarea-vertical-align="top" draw:auto-grow-height="false" draw:fit-to-size="false" style:shrink-to-fit="false" fo:min-height="0.953cm" fo:min-width="2.401cm" fo:padding-top="0cm" fo:padding-bottom="0cm" fo:padding-left="0cm" fo:padding-right="0cm" fo:wrap-option="wrap"/>
      <style:paragraph-properties style:writing-mode="lr-tb"/>
    </style:style>
    <style:style style:name="gr30" style:family="graphic" style:parent-style-name="standard" style:list-style-name="L5">
      <style:graphic-properties draw:stroke="none" svg:stroke-width="0cm" draw:fill="solid" draw:fill-color="#f9dcdc" draw:textarea-vertical-align="top" draw:auto-grow-height="true" draw:fit-to-size="false" style:shrink-to-fit="false" fo:min-height="0cm" fo:min-width="0cm" fo:padding-top="0.254cm" fo:padding-bottom="0.254cm" fo:padding-left="0.381cm" fo:padding-right="0cm" fo:wrap-option="wrap"/>
      <style:paragraph-properties style:writing-mode="lr-tb"/>
    </style:style>
    <style:style style:name="gr31" style:family="graphic" style:parent-style-name="standard" style:list-style-name="L1">
      <style:graphic-properties draw:stroke="none" svg:stroke-width="0.106cm" draw:fill="solid" draw:fill-color="#fcf3dc" draw:textarea-vertical-align="middle" draw:auto-grow-height="false" draw:fit-to-size="false" style:shrink-to-fit="false" fo:min-height="1.428cm" fo:min-width="6.628cm" fo:padding-top="0.254cm" fo:padding-bottom="0.254cm" fo:padding-left="0.254cm" fo:padding-right="0.254cm" fo:wrap-option="wrap"/>
      <style:paragraph-properties style:writing-mode="lr-tb"/>
    </style:style>
    <style:style style:name="gr32" style:family="graphic" style:parent-style-name="standard">
      <style:graphic-properties draw:stroke="solid" svg:stroke-width="0.115cm" svg:stroke-color="#015486" draw:marker-start="msArrowEnd_20_8" draw:marker-start-width="0.575cm" draw:marker-start-center="false" draw:marker-end="msArrowEnd_20_8" draw:marker-end-width="0.575cm" draw:marker-end-center="false" draw:stroke-linejoin="miter" svg:stroke-linecap="butt" draw:fill="none" draw:textarea-vertical-align="top" draw:auto-grow-height="false" fo:min-height="6.311cm" fo:min-width="3.701cm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none" svg:stroke-width="0cm" draw:fill="solid" draw:fill-color="#ffffff" draw:opacity="81%" draw:textarea-vertical-align="top" draw:auto-grow-height="false" draw:fit-to-size="false" style:shrink-to-fit="false" fo:min-height="2.022cm" fo:min-width="7.401cm" fo:padding-top="0cm" fo:padding-bottom="0cm" fo:padding-left="0cm" fo:padding-right="0cm" fo:wrap-option="wrap"/>
      <style:paragraph-properties style:writing-mode="lr-tb"/>
    </style:style>
    <style:style style:name="gr34" style:family="graphic" style:parent-style-name="standard">
      <style:graphic-properties draw:stroke="solid" svg:stroke-width="0.115cm" svg:stroke-color="#015486" draw:marker-start="msArrowEnd_20_8" draw:marker-start-width="0.575cm" draw:marker-start-center="false" draw:stroke-linejoin="miter" svg:stroke-linecap="butt" draw:fill="none" draw:textarea-vertical-align="top" draw:auto-grow-height="false" fo:min-height="6.277cm" fo:min-width="3.001cm" fo:padding-top="0.125cm" fo:padding-bottom="0.125cm" fo:padding-left="0.25cm" fo:padding-right="0.25cm" fo:wrap-option="wrap"/>
    </style:style>
    <style:style style:name="gr35" style:family="graphic" style:parent-style-name="standard" style:list-style-name="L4">
      <style:graphic-properties draw:stroke="none" svg:stroke-width="0cm" draw:fill="solid" draw:fill-color="#ffffff" draw:opacity="81%" draw:textarea-vertical-align="top" draw:auto-grow-height="false" draw:fit-to-size="false" style:shrink-to-fit="false" fo:min-height="1.491cm" fo:min-width="2.801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Title_20_Slide-title">
      <style:graphic-properties draw:auto-grow-height="false" draw:fit-to-size="false" style:shrink-to-fit="false" fo:min-height="6.631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emplate_20_Option_20_3_20__28_Subtitle_2f_Content_29_-title">
      <style:graphic-properties draw:auto-grow-height="true" fo:min-height="2.539cm"/>
      <style:paragraph-properties style:writing-mode="lr-tb"/>
    </style:style>
    <style:style style:name="pr4" style:family="presentation" style:parent-style-name="Template_20_Option_20_3_20__28_Subtitle_2f_Content_29_-outline1">
      <style:graphic-properties fo:min-height="10.798cm"/>
      <style:paragraph-properties style:writing-mode="lr-tb"/>
    </style:style>
    <style:style style:name="pr5" style:family="presentation" style:parent-style-name="Template_20_Option_20_3_20__28_Subtitle_2f_Content_29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emplate_20_Option_20_3_20__28_Subtitle_2f_Content_29_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style:font-name="Calibri"/>
    </style:style>
    <style:style style:name="P2" style:family="paragraph">
      <style:paragraph-properties fo:text-align="center" style:writing-mode="lr-tb"/>
      <style:text-properties style:font-name="Calibri" fo:font-weight="bold" style:font-weight-asian="bold" style:font-weight-complex="bold"/>
    </style:style>
    <style:style style:name="P3" style:family="paragraph">
      <style:paragraph-properties fo:text-align="center"/>
      <style:text-properties fo:color="#666666" style:font-name="Calibri" fo:font-weight="normal" style:font-weight-asian="normal" style:font-weight-complex="normal"/>
    </style:style>
    <style:style style:name="P4" style:family="paragraph">
      <style:paragraph-properties fo:text-align="center" style:writing-mode="lr-tb"/>
      <style:text-properties fo:color="#666666" style:font-name="Calibri" fo:font-size="16pt" fo:font-weight="normal" style:font-size-asian="16pt" style:font-weight-asian="normal" style:font-size-complex="16pt" style:font-weight-complex="normal"/>
    </style:style>
    <style:style style:name="P5" style:family="paragraph">
      <loext:graphic-properties draw:fill-color="#ffffff"/>
      <style:paragraph-properties style:writing-mode="lr-tb"/>
      <style:text-properties style:font-size-asian="20pt"/>
    </style:style>
    <style:style style:name="P6" style:family="paragraph">
      <style:text-properties style:font-name="Calibri" fo:font-size="37pt" fo:font-weight="bold" style:font-size-asian="37pt" style:font-weight-asian="bold" style:font-size-complex="37pt" style:font-weight-complex="bold"/>
    </style:style>
    <style:style style:name="P7" style:family="paragraph">
      <style:paragraph-properties style:writing-mode="lr-tb"/>
      <style:text-properties fo:color="#000000" style:font-name="Calibri" fo:font-size="37pt" fo:font-weight="bold" style:font-size-asian="37pt" style:font-weight-asian="bold" style:font-size-complex="37pt" style:font-weight-complex="bold"/>
    </style:style>
    <style:style style:name="P8" style:family="paragraph">
      <style:text-properties style:font-name="Gadugi"/>
    </style:style>
    <style:style style:name="P9" style:family="paragraph">
      <style:paragraph-properties fo:margin-top="0.5cm" fo:margin-bottom="0cm" fo:line-height="107%" fo:text-align="start" style:punctuation-wrap="hanging" style:writing-mode="lr-tb"/>
      <style:text-properties style:font-name="Gadugi" fo:hyphenate="false"/>
    </style:style>
    <style:style style:name="P10" style:family="paragraph">
      <style:paragraph-properties fo:margin-top="0.4cm" fo:margin-bottom="0cm" fo:line-height="100%" fo:text-align="start" style:punctuation-wrap="hanging" style:writing-mode="lr-tb"/>
      <style:text-properties style:font-name="Gadugi" fo:hyphenate="false"/>
    </style:style>
    <style:style style:name="P11" style:family="paragraph">
      <style:paragraph-properties style:writing-mode="lr-tb"/>
      <style:text-properties style:font-name="Gadugi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text-properties style:font-name="Calibri" fo:font-weight="bold" style:font-weight-asian="bold" style:font-weight-complex="bold"/>
    </style:style>
    <style:style style:name="P14" style:family="paragraph">
      <style:paragraph-properties style:writing-mode="lr-tb"/>
      <style:text-properties fo:color="#000000" style:font-name="Calibri" fo:font-weight="bold" style:font-weight-asian="bold" style:font-weight-complex="bold"/>
    </style:style>
    <style:style style:name="P15" style:family="paragraph">
      <style:paragraph-properties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Gadugi" fo:font-size="18pt" fo:hyphenate="false"/>
    </style:style>
    <style:style style:name="P17" style:family="paragraph">
      <loext:graphic-properties draw:fill="solid" draw:fill-color="#33acc4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Gadugi" fo:font-size="18pt" fo:hyphenate="false"/>
    </style:style>
    <style:style style:name="P18" style:family="paragraph">
      <loext:graphic-properties draw:fill="none"/>
      <style:paragraph-properties fo:text-align="center"/>
      <style:text-properties style:font-name="Gadugi" fo:font-size="18pt"/>
    </style:style>
    <style:style style:name="P19" style:family="paragraph">
      <style:paragraph-properties fo:margin-left="0cm" fo:margin-right="0cm" fo:margin-top="0cm" fo:margin-bottom="0.276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Gadugi" fo:font-size="18pt" fo:hyphenate="false"/>
    </style:style>
    <style:style style:name="P20" style:family="paragraph">
      <loext:graphic-properties draw:fill="solid" draw:fill-color="#fcf3dc"/>
      <style:paragraph-properties fo:margin-left="0cm" fo:margin-right="0cm" fo:margin-top="0cm" fo:margin-bottom="0.276cm" fo:line-height="95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Gadugi" fo:font-size="18pt" fo:hyphenate="false"/>
    </style:style>
    <style:style style:name="P21" style:family="paragraph">
      <loext:graphic-properties draw:fill="solid" draw:fill-color="#ffffff" draw:opacity="81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Gadugi" fo:font-size="18pt" fo:hyphenate="false"/>
    </style:style>
    <style:style style:name="P22" style:family="paragraph">
      <loext:graphic-properties draw:fill="solid" draw:fill-color="#3253dc"/>
      <style:paragraph-properties fo:text-align="center" style:font-independent-line-spacing="true"/>
      <style:text-properties style:font-name="Gadugi" fo:font-size="18pt"/>
    </style:style>
    <style:style style:name="P23" style:family="paragraph">
      <style:paragraph-properties fo:margin-left="0cm" fo:margin-right="0cm" fo:margin-top="0.423cm" fo:margin-bottom="0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Gadugi" fo:font-size="18pt" fo:hyphenate="false"/>
    </style:style>
    <style:style style:name="P24" style:family="paragraph">
      <loext:graphic-properties draw:fill="none"/>
      <style:paragraph-properties fo:margin-left="0cm" fo:margin-right="0cm" fo:margin-top="0.423cm" fo:margin-bottom="0cm" fo:line-height="95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Gadugi" fo:font-size="18pt" fo:hyphenate="false"/>
    </style:style>
    <style:style style:name="P25" style:family="paragraph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style:font-name="Gadugi" fo:font-size="18pt" fo:hyphenate="false" loext:hyphenation-no-caps="false"/>
    </style:style>
    <style:style style:name="P26" style:family="paragraph">
      <loext:graphic-properties draw:fill="solid" draw:fill-color="#f9dcdc"/>
      <style:paragraph-properties fo:margin-left="0cm" fo:margin-right="0cm" fo:margin-top="0.4cm" fo:margin-bottom="0cm" fo:line-height="100%" fo:text-align="start" fo:text-indent="0cm" style:punctuation-wrap="hanging" style:writing-mode="lr-tb" style:font-independent-line-spacing="true"/>
      <style:text-properties style:font-name="Gadugi" fo:font-size="18pt" fo:hyphenate="false" loext:hyphenation-no-caps="false"/>
    </style:style>
    <style:style style:name="P27" style:family="paragraph">
      <style:paragraph-properties fo:margin-left="0cm" fo:margin-right="0cm" fo:margin-top="0cm" fo:margin-bottom="0.276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000000" style:font-name="Gadugi" fo:font-size="18pt" fo:hyphenate="false"/>
    </style:style>
    <style:style style:name="P28" style:family="paragraph">
      <loext:graphic-properties draw:fill="solid" draw:fill-color="#fcf3dc"/>
      <style:paragraph-properties fo:margin-left="0cm" fo:margin-right="0cm" fo:margin-top="0cm" fo:margin-bottom="0.276cm" fo:line-height="95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00000" style:font-name="Gadugi" fo:font-size="18pt" fo:hyphenate="false"/>
    </style:style>
    <style:style style:name="P29" style:family="paragraph">
      <style:paragraph-properties fo:line-height="100%" fo:text-align="start" style:punctuation-wrap="hanging" style:writing-mode="lr-tb"/>
      <style:text-properties style:font-name="Calibri" fo:font-weight="bold" style:font-weight-asian="bold" style:font-weight-complex="bold" fo:hyphenate="false"/>
    </style:style>
    <style:style style:name="P30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font-name="Calibri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Calibri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7pt" fo:letter-spacing="normal" fo:language="en" fo:country="US" fo:font-style="normal" fo:text-shadow="none" style:text-underline-style="none" fo:font-weight="bold" style:letter-kerning="true" fo:background-color="transparent" style:font-name-asian="微软雅黑" style:font-size-asian="37pt" style:font-style-asian="normal" style:font-weight-asian="bold" style:font-name-complex="Arial Unicode MS" style:font-size-complex="37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font-name="Calibri" fo:font-size="37pt" fo:font-weight="bold" style:font-size-asian="37pt" style:font-weight-asian="bold" style:font-size-complex="37pt" style:font-weight-complex="bold"/>
    </style:style>
    <style:style style:name="T6" style:family="text">
      <style:text-properties fo:font-variant="normal" fo:text-transform="none" fo:color="#262626" style:text-outline="false" style:text-line-through-style="none" style:text-line-through-type="none" style:text-position="0% 100%" style:font-name="Gadugi" fo:font-size="22pt" fo:letter-spacing="normal" fo:language="en" fo:country="US" fo:font-style="normal" fo:text-shadow="none" style:text-underline-style="none" fo:font-weight="normal" style:letter-kerning="true" fo:background-color="transparent" style:font-name-asian="微软雅黑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Gadugi" fo:font-size="22pt" style:font-size-asian="22pt" style:font-size-complex="22pt"/>
    </style:style>
    <style:style style:name="T8" style:family="text">
      <style:text-properties style:font-name="Gadugi" fo:font-size="18pt" style:font-size-asian="18pt" style:font-size-complex="18pt"/>
    </style:style>
    <style:style style:name="T9" style:family="text">
      <style:text-properties style:font-name="Gadugi" fo:font-size="16pt" style:font-size-asian="16pt" style:font-size-complex="16pt"/>
    </style:style>
    <style:style style:name="T10" style:family="text">
      <style:text-properties fo:color="#000000" style:font-name="Calibri" fo:font-size="40pt" fo:font-weight="bold" style:font-size-asian="40pt" style:font-weight-asian="bold" style:font-size-complex="40pt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404040" style:text-line-through-style="none" style:text-line-through-type="none" style:text-position="0% 100%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adugi" fo:font-size="14pt" fo:letter-spacing="normal" fo:language="en" fo:country="US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fo:font-size="14pt" fo:letter-spacing="normal" fo:language="en" fo:country="US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fo:font-size="16pt" fo:letter-spacing="normal" fo:language="en" fo:country="US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4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frame presentation:style-name="pr1" draw:text-style-name="P2" draw:layer="layout" svg:width="25.399cm" svg:height="6.631cm" svg:x="4.233cm" svg:y="4.4cm" presentation:class="title" presentation:user-transformed="true">
          <draw:text-box>
            <text:p text:style-name="P1"><text:span text:style-name="T1">Operational Considerations for MASA</text:span><text:span text:style-name="T1"><text:line-break/></text:span><text:span text:style-name="T2"><text:a xlink:href="https://datatracker.ietf.org/doc/draft-richardson-anima-masa-considerations/" xlink:type="simple">https://datatracker.ietf.org/doc/draft-richardson-anima-masa-considerations/</text:a></text:span></text:p>
          </draw:text-box>
        </draw:frame>
        <draw:frame presentation:style-name="pr1" draw:text-style-name="P4" draw:layer="layout" svg:width="25.399cm" svg:height="6.631cm" svg:x="4.201cm" svg:y="10.769cm" presentation:class="title" presentation:user-transformed="true">
          <draw:text-box>
            <text:p text:style-name="P3"><text:span text:style-name="T3">Michael Richardson, Wei Pan</text:span><text:span text:style-name="T3"><text:line-break/></text:span><text:span text:style-name="T3"><text:line-break/></text:span><text:span text:style-name="T3">IETF 107</text:span><text:span text:style-name="T3"><text:line-break/></text:span><text:span text:style-name="T3"><text:line-break/></text:span><text:span text:style-name="T3">ANIMA Working Group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_20_Option_20_3_20__28_Subtitle_2f_Content_29_" presentation:presentation-page-layout-name="AL1T1">
        <office:forms form:automatic-focus="false" form:apply-design-mode="false"/>
        <draw:frame presentation:style-name="pr3" draw:text-style-name="P7" draw:layer="layout" svg:width="31.749cm" svg:height="2.539cm" svg:x="1.058cm" svg:y="0.635cm" presentation:class="title" presentation:user-transformed="true">
          <draw:text-box>
            <text:p text:style-name="P6"><text:span text:style-name="T4">Two Aspects of Relat</text:span><text:span text:style-name="T5">ionship b/w Device and Manufacturer</text:span></text:p>
          </draw:text-box>
        </draw:frame>
        <draw:frame presentation:style-name="pr4" draw:text-style-name="P11" draw:layer="layout" svg:width="31.749cm" svg:height="14.8cm" svg:x="1cm" svg:y="3.6cm" presentation:class="outline" presentation:user-transformed="true">
          <draw:text-box>
            <text:list text:style-name="L2">
              <text:list-item>
                <text:p text:style-name="P8"><text:span text:style-name="T6">Manufacturer provisions an identity </text:span><text:span text:style-name="T7">(IDevID) for the device</text:span></text:p>
                <text:list>
                  <text:list-item>
                    <text:p text:style-name="P8"><text:span text:style-name="T8">Device identity is validated by MASA before issuing the voucher</text:span></text:p>
                  </text:list-item>
                  <text:list-item>
                    <text:p text:style-name="P8"><text:span text:style-name="T8">Considerations include:</text:span></text:p>
                    <text:list>
                      <text:list-item>
                        <text:p text:style-name="P8"><text:span text:style-name="T9">Key Pair Generation</text:span></text:p>
                      </text:list-item>
                      <text:list-item>
                        <text:p text:style-name="P8"><text:span text:style-name="T9">PKI for IDevID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7">Manufacturer provides a mechanism that convinces the device to trust the new owner</text:span></text:p>
                <text:list>
                  <text:list-item>
                    <text:p text:style-name="P8"><text:span text:style-name="T8">Device can validate that the voucher is issued by a legitimate MASA</text:span></text:p>
                  </text:list-item>
                  <text:list-item>
                    <text:p text:style-name="P10"><text:span text:style-name="T8">Considerations include:</text:span></text:p>
                    <text:list>
                      <text:list-item>
                        <text:p><text:span text:style-name="T9">PKI for MASA signing keys</text:span></text:p>
                      </text:list-item>
                      <text:list-item>
                        <text:p><text:span text:style-name="T9">Different MASA typ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_20_Option_20_3_20__28_Subtitle_2f_Content_29_" presentation:presentation-page-layout-name="AL1T1">
        <office:forms form:automatic-focus="false" form:apply-design-mode="false"/>
        <draw:frame presentation:style-name="pr3" draw:text-style-name="P14" draw:layer="layout" svg:width="31.749cm" svg:height="2.539cm" svg:x="1.058cm" svg:y="0.635cm" presentation:class="title">
          <draw:text-box>
            <text:p text:style-name="P13"><text:span text:style-name="T10">Key Pair Generation</text:span></text:p>
          </draw:text-box>
        </draw:frame>
        <draw:frame presentation:style-name="pr4" draw:text-style-name="P15" draw:layer="layout" svg:width="31.749cm" svg:height="13.017cm" svg:x="1.058cm" svg:y="4.128cm" presentation:class="outline" presentation:user-transformed="true">
          <draw:text-box>
            <text:list text:style-name="L2">
              <text:list-item>
                <text:p>On-device Key Pair Generation</text:p>
              </text:list-item>
              <text:list-item>
                <text:p>Off-device Key Pair Generation</text:p>
              </text:list-item>
              <text:list-item>
                <text:p>Key Pair Generation Based on 256-bit Secret Seed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CDSA key setup generating key on device" draw:style-name="dp1" draw:master-page-name="Template_20_Option_20_3_20__28_Subtitle_2f_Content_29_">
        <office:forms form:automatic-focus="false" form:apply-design-mode="false"/>
        <draw:custom-shape draw:name="TextBox 99" draw:style-name="gr2" draw:text-style-name="P17" draw:layer="layout" svg:width="14.783cm" svg:height="3.863cm" svg:x="16.4cm" svg:y="4.537cm">
          <text:p text:style-name="P16"><text:span text:style-name="T11">Manufactur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0" draw:style-name="gr3" draw:text-style-name="P17" draw:layer="layout" svg:width="9.3cm" svg:height="5.2cm" svg:x="7.4cm" svg:y="11.8cm">
          <text:p text:style-name="P16"><text:span text:style-name="T11">De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1" draw:style-name="gr4" draw:text-style-name="P17" draw:layer="layout" svg:width="10.4cm" svg:height="4.8cm" svg:x="20.8cm" svg:y="12.2cm">
          <text:p text:style-name="P16"><text:span text:style-name="T11">MA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102" draw:style-name="gr5" draw:text-style-name="P18" draw:layer="layout" svg:width="6.014cm" svg:height="6.6cm" draw:transform="rotate (-3.14159265358979) translate (18.014cm 13.8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Rounded Rectangle 59" draw:style-name="gr6" draw:text-style-name="P20" draw:layer="layout" svg:width="6.586cm" svg:height="1.792cm" svg:x="8.8cm" svg:y="13.8cm">
          <text:p text:style-name="P19"><text:span text:style-name="T12">Key generation on device during manufacturing.</text:span></text:p>
          <draw:enhanced-geometry draw:mirror-horizontal="false" draw:mirror-vertical="false" svg:viewBox="0 0 0 0" draw:text-areas="?f5 ?f5 ?f6 ?f7" draw:type="ooxml-roundRect" draw:modifiers="55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rved Connector 61" draw:style-name="gr7" draw:text-style-name="P18" draw:layer="layout" svg:width="5.856cm" svg:height="0.6cm" draw:transform="rotate (-1.5707963267949) translate (27.6cm 7.544cm)">
          <text:p/>
          <draw:enhanced-geometry draw:mirror-horizontal="tru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79" draw:style-name="gr8" draw:text-style-name="P21" draw:layer="layout" svg:width="2.4cm" svg:height="0.952cm" svg:x="26.2cm" svg:y="10cm">
          <text:p text:style-name="P16"><text:span text:style-name="T13">Sha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 1" draw:style-name="gr9" draw:text-style-name="P22" draw:layer="layout" svg:width="5.649cm" svg:height="2.172cm" svg:x="24.786cm" svg:y="5.373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aximum="?f1" draw:handle-position="?f6 ?f4" draw:handle-range-y-minimum="0"/>
          </draw:enhanced-geometry>
        </draw:custom-shape>
        <draw:custom-shape draw:name="Can 34" draw:style-name="gr10" draw:text-style-name="P22" draw:layer="layout" svg:width="4.645cm" svg:height="3cm" svg:x="24.8cm" svg:y="13.4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aximum="?f1" draw:handle-position="?f6 ?f4" draw:handle-range-y-minimum="0"/>
          </draw:enhanced-geometry>
        </draw:custom-shape>
        <draw:custom-shape draw:name="TextBox 7" draw:style-name="gr11" draw:text-style-name="P24" draw:layer="layout" svg:width="4.081cm" svg:height="1.793cm" svg:x="25.2cm" svg:y="14.401cm">
          <text:p text:style-name="P23"><text:span text:style-name="T14">Database of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11" draw:text-style-name="P24" draw:layer="layout" svg:width="4.515cm" svg:height="1.151cm" svg:x="25.36cm" svg:y="5.986cm">
          <text:p text:style-name="P23"><text:span text:style-name="T14">Asset Data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12" draw:text-style-name="P26" draw:layer="layout" svg:width="10.886cm" svg:height="2.682cm" svg:x="1.114cm" svg:y="3.967cm">
          <text:list text:style-name="L5">
            <text:list-item>
              <text:p text:style-name="P25"><text:span text:style-name="T15">Private key never leaves the device</text:span></text:p>
            </text:list-item>
            <text:list-item>
              <text:p text:style-name="P25"><text:span text:style-name="T15">But, device may not have a verified random number generato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13" draw:text-style-name="P21" draw:layer="layout" svg:width="3.048cm" svg:height="0.89cm" svg:x="12.4cm" svg:y="8.91cm">
          <text:p text:style-name="P16"><text:span text:style-name="T13">Public k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102_1" draw:style-name="gr14" draw:text-style-name="P18" draw:layer="layout" svg:width="3.77cm" svg:height="6.463cm" draw:transform="rotate (-3.14159265358979) translate (20.47cm 14.4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Curved Connector 115_0" draw:style-name="gr15" draw:text-style-name="P18" draw:layer="layout" svg:width="1.986cm" svg:height="0.439cm" svg:x="22.8cm" svg:y="6.533cm">
          <text:p/>
          <draw:enhanced-geometry draw:mirror-horizontal="false" draw:mirror-vertical="true" svg:viewBox="0 0 0 0" draw:text-areas="0 0 ?f5 ?f6" draw:type="ooxml-curvedConnector3" draw:modifiers="45756.841011430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65_0" draw:style-name="gr16" draw:text-style-name="P21" draw:layer="layout" svg:width="4.048cm" svg:height="1.49cm" svg:x="18.452cm" svg:y="9.8cm">
          <text:p text:style-name="P16"><text:span text:style-name="T13">Return certif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14" draw:layer="layout" svg:width="31.749cm" svg:height="2.539cm" svg:x="1.059cm" svg:y="0.636cm" presentation:class="title" presentation:user-transformed="true">
          <draw:text-box>
            <text:p text:style-name="P13"><text:span text:style-name="T10">On-device Key Pair Generation</text:span></text:p>
          </draw:text-box>
        </draw:frame>
        <draw:custom-shape draw:name="Rounded Rectangle 59_4" draw:style-name="gr17" draw:text-style-name="P28" draw:layer="layout" svg:width="4.786cm" svg:height="1.6cm" svg:x="18.014cm" svg:y="6.3cm">
          <text:p text:style-name="P27"><text:span text:style-name="T16">Issue certificate.</text:span></text:p>
          <draw:enhanced-geometry draw:mirror-horizontal="false" draw:mirror-vertical="false" svg:viewBox="0 0 0 0" draw:text-areas="?f5 ?f5 ?f6 ?f7" draw:type="ooxml-roundRect" draw:modifiers="55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_20_Option_20_3_20__28_Subtitle_2f_Content_29_">
        <office:forms form:automatic-focus="false" form:apply-design-mode="false"/>
        <draw:custom-shape draw:name="TextBox 99_0" draw:style-name="gr18" draw:text-style-name="P17" draw:layer="layout" svg:width="14.783cm" svg:height="3.863cm" svg:x="16.4cm" svg:y="4.537cm">
          <text:p text:style-name="P16"><text:span text:style-name="T11">Manufactur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1_0" draw:style-name="gr19" draw:text-style-name="P17" draw:layer="layout" svg:width="10.4cm" svg:height="4.8cm" svg:x="20.8cm" svg:y="12.2cm">
          <text:p text:style-name="P16"><text:span text:style-name="T11">MA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61_0" draw:style-name="gr7" draw:text-style-name="P18" draw:layer="layout" svg:width="5.856cm" svg:height="0.6cm" draw:transform="rotate (-1.5707963267949) translate (27.6cm 7.544cm)">
          <text:p/>
          <draw:enhanced-geometry draw:mirror-horizontal="tru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79_0" draw:style-name="gr20" draw:text-style-name="P21" draw:layer="layout" svg:width="2.4cm" svg:height="0.952cm" svg:x="26.2cm" svg:y="10cm">
          <text:p text:style-name="P16"><text:span text:style-name="T13">Sha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 1_0" draw:style-name="gr21" draw:text-style-name="P22" draw:layer="layout" svg:width="5.649cm" svg:height="2.172cm" svg:x="24.786cm" svg:y="5.373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aximum="?f1" draw:handle-position="?f6 ?f4" draw:handle-range-y-minimum="0"/>
          </draw:enhanced-geometry>
        </draw:custom-shape>
        <draw:custom-shape draw:name="Can 34_0" draw:style-name="gr10" draw:text-style-name="P22" draw:layer="layout" svg:width="4.645cm" svg:height="3cm" svg:x="24.8cm" svg:y="13.4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aximum="?f1" draw:handle-position="?f6 ?f4" draw:handle-range-y-minimum="0"/>
          </draw:enhanced-geometry>
        </draw:custom-shape>
        <draw:custom-shape draw:name="TextBox 7_0" draw:style-name="gr11" draw:text-style-name="P24" draw:layer="layout" svg:width="4.081cm" svg:height="1.793cm" svg:x="25.2cm" svg:y="14.401cm">
          <text:p text:style-name="P23"><text:span text:style-name="T14">Database of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_0" draw:style-name="gr11" draw:text-style-name="P24" draw:layer="layout" svg:width="4.515cm" svg:height="1.151cm" svg:x="25.36cm" svg:y="5.986cm">
          <text:p text:style-name="P23"><text:span text:style-name="T14">Asset Data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_0" draw:style-name="gr22" draw:text-style-name="P26" draw:layer="layout" svg:width="10.886cm" svg:height="3.273cm" svg:x="1.114cm" svg:y="3.967cm">
          <text:list text:style-name="L5">
            <text:list-item>
              <text:p text:style-name="P25"><text:span text:style-name="T17">Better randomness, the authenticity of the public key is well known</text:span></text:p>
            </text:list-item>
            <text:list-item>
              <text:p text:style-name="P25"><text:span text:style-name="T17">But, private key is seen by the manufacturing infrastructur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115_3" draw:style-name="gr23" draw:text-style-name="P18" draw:layer="layout" svg:width="1.386cm" svg:height="0.666cm" svg:x="23.4cm" svg:y="6.534cm">
          <text:p/>
          <draw:enhanced-geometry draw:mirror-horizontal="false" draw:mirror-vertical="true" svg:viewBox="0 0 0 0" draw:text-areas="0 0 ?f5 ?f6" draw:type="ooxml-curvedConnector3" draw:modifiers="45756.841011430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frame presentation:style-name="pr3" draw:text-style-name="P14" draw:layer="layout" svg:width="31.749cm" svg:height="2.539cm" svg:x="1.06cm" svg:y="0.637cm" presentation:class="title" presentation:user-transformed="true">
          <draw:text-box>
            <text:p text:style-name="P13"><text:span text:style-name="T10">Off-device Key Pair Generation</text:span></text:p>
          </draw:text-box>
        </draw:frame>
        <draw:custom-shape draw:name="Rounded Rectangle 59_3" draw:style-name="gr24" draw:text-style-name="P28" draw:layer="layout" svg:width="6.386cm" svg:height="1.6cm" svg:x="17.014cm" svg:y="6.4cm">
          <text:p text:style-name="P27"><text:span text:style-name="T16">Key generation off device.</text:span></text:p>
          <text:p text:style-name="P27"><text:span text:style-name="T16">Issue certificate.</text:span></text:p>
          <draw:enhanced-geometry draw:mirror-horizontal="false" draw:mirror-vertical="false" svg:viewBox="0 0 0 0" draw:text-areas="?f5 ?f5 ?f6 ?f7" draw:type="ooxml-roundRect" draw:modifiers="55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00_0" draw:style-name="gr3" draw:text-style-name="P17" draw:layer="layout" svg:width="9.3cm" svg:height="5.2cm" svg:x="7.4cm" svg:y="11.8cm">
          <text:p text:style-name="P16"><text:span text:style-name="T11">De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9_5" draw:style-name="gr6" draw:text-style-name="P20" draw:layer="layout" svg:width="6.586cm" svg:height="1.792cm" svg:x="8.8cm" svg:y="13.8cm">
          <text:p text:style-name="P19"><text:span text:style-name="T12">Store private key and Certificate</text:span></text:p>
          <draw:enhanced-geometry draw:mirror-horizontal="false" draw:mirror-vertical="false" svg:viewBox="0 0 0 0" draw:text-areas="?f5 ?f5 ?f6 ?f7" draw:type="ooxml-roundRect" draw:modifiers="55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rved Connector 102_4" draw:style-name="gr25" draw:text-style-name="P18" draw:layer="layout" svg:width="5cm" svg:height="6.6cm" draw:transform="rotate (-3.14159265358979) translate (17cm 13.8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TextBox 65_3" draw:style-name="gr26" draw:text-style-name="P21" draw:layer="layout" svg:width="3.827cm" svg:height="1.621cm" svg:x="12.173cm" svg:y="9cm">
          <text:p text:style-name="P16"><text:span text:style-name="T13">Private key &amp; Certif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_20_Option_20_3_20__28_Subtitle_2f_Content_29_">
        <office:forms form:automatic-focus="false" form:apply-design-mode="false"/>
        <draw:custom-shape draw:name="TextBox 99_3" draw:style-name="gr27" draw:text-style-name="P17" draw:layer="layout" svg:width="15.583cm" svg:height="3.863cm" svg:x="15.6cm" svg:y="4.537cm">
          <text:p text:style-name="P16"><text:span text:style-name="T11">Manufactur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1_3" draw:style-name="gr28" draw:text-style-name="P17" draw:layer="layout" svg:width="10.4cm" svg:height="4.8cm" svg:x="20.8cm" svg:y="12.2cm">
          <text:p text:style-name="P16"><text:span text:style-name="T11">MA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61_3" draw:style-name="gr7" draw:text-style-name="P18" draw:layer="layout" svg:width="5.856cm" svg:height="0.6cm" draw:transform="rotate (-1.5707963267949) translate (27.6cm 7.544cm)">
          <text:p/>
          <draw:enhanced-geometry draw:mirror-horizontal="tru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79_3" draw:style-name="gr29" draw:text-style-name="P21" draw:layer="layout" svg:width="2.4cm" svg:height="0.952cm" svg:x="26.2cm" svg:y="10cm">
          <text:p text:style-name="P16"><text:span text:style-name="T13">Sha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 1_3" draw:style-name="gr21" draw:text-style-name="P22" draw:layer="layout" svg:width="5.649cm" svg:height="2.172cm" svg:x="24.786cm" svg:y="5.373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aximum="?f1" draw:handle-position="?f6 ?f4" draw:handle-range-y-minimum="0"/>
          </draw:enhanced-geometry>
        </draw:custom-shape>
        <draw:custom-shape draw:name="Can 34_3" draw:style-name="gr10" draw:text-style-name="P22" draw:layer="layout" svg:width="4.645cm" svg:height="3cm" svg:x="24.8cm" svg:y="13.4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aximum="?f1" draw:handle-position="?f6 ?f4" draw:handle-range-y-minimum="0"/>
          </draw:enhanced-geometry>
        </draw:custom-shape>
        <draw:custom-shape draw:name="TextBox 7_3" draw:style-name="gr11" draw:text-style-name="P24" draw:layer="layout" svg:width="4.081cm" svg:height="1.793cm" svg:x="25.2cm" svg:y="14.401cm">
          <text:p text:style-name="P23"><text:span text:style-name="T14">Database of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_3" draw:style-name="gr11" draw:text-style-name="P24" draw:layer="layout" svg:width="4.515cm" svg:height="1.151cm" svg:x="25.36cm" svg:y="5.986cm">
          <text:p text:style-name="P23"><text:span text:style-name="T14">Asset Data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_3" draw:style-name="gr30" draw:text-style-name="P26" draw:layer="layout" svg:width="11.686cm" svg:height="6.037cm" svg:x="1.114cm" svg:y="3.967cm">
          <text:list text:style-name="L5">
            <text:list-item>
              <text:p text:style-name="P25"><text:span text:style-name="T17">Trust is replaced with a heightened trust placed in the silicon fabrication facility.</text:span></text:p>
            </text:list-item>
            <text:list-item>
              <text:p text:style-name="P25"><text:span text:style-name="T17">Key Pair and certificate may be calculated by the OEM asynchronously. Key derivation system can be completely disconnected from networks.</text:span></text:p>
            </text:list-item>
            <text:list-item>
              <text:p text:style-name="P25"><text:span text:style-name="T17">But, OEM must be supplied by a trusted silicon fabrication system. OEM must store and care for these keys very carefull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115_4" draw:style-name="gr23" draw:text-style-name="P18" draw:layer="layout" svg:width="1.386cm" svg:height="0.666cm" svg:x="23.4cm" svg:y="6.534cm">
          <text:p/>
          <draw:enhanced-geometry draw:mirror-horizontal="false" draw:mirror-vertical="true" svg:viewBox="0 0 0 0" draw:text-areas="0 0 ?f5 ?f6" draw:type="ooxml-curvedConnector3" draw:modifiers="45756.841011430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frame presentation:style-name="pr3" draw:text-style-name="P14" draw:layer="layout" svg:width="31.749cm" svg:height="2.539cm" svg:x="1.06cm" svg:y="0.637cm" presentation:class="title" presentation:user-transformed="true">
          <draw:text-box>
            <text:p text:style-name="P29"><text:span text:style-name="T10">Key Pair Generation Based on 256-bit Secret Seed</text:span></text:p>
          </draw:text-box>
        </draw:frame>
        <draw:custom-shape draw:name="Rounded Rectangle 59_0" draw:style-name="gr31" draw:text-style-name="P28" draw:layer="layout" svg:width="7.2cm" svg:height="2cm" svg:x="16.2cm" svg:y="6cm">
          <text:p text:style-name="P27"><text:span text:style-name="T16">Generate the same key pair.</text:span></text:p>
          <text:p text:style-name="P27"><text:span text:style-name="T16">Destroy private key and issue certificate.</text:span></text:p>
          <draw:enhanced-geometry draw:mirror-horizontal="false" draw:mirror-vertical="false" svg:viewBox="0 0 0 0" draw:text-areas="?f5 ?f5 ?f6 ?f7" draw:type="ooxml-roundRect" draw:modifiers="55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00_3" draw:style-name="gr3" draw:text-style-name="P17" draw:layer="layout" svg:width="9.3cm" svg:height="5.2cm" svg:x="7.4cm" svg:y="11.8cm">
          <text:p text:style-name="P16"><text:span text:style-name="T11">De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9_6" draw:style-name="gr6" draw:text-style-name="P20" draw:layer="layout" svg:width="6.586cm" svg:height="1.792cm" svg:x="8.8cm" svg:y="13.8cm">
          <text:p text:style-name="P19"><text:span text:style-name="T12">Generate a key pair using the seed</text:span></text:p>
          <draw:enhanced-geometry draw:mirror-horizontal="false" draw:mirror-vertical="false" svg:viewBox="0 0 0 0" draw:text-areas="?f5 ?f5 ?f6 ?f7" draw:type="ooxml-roundRect" draw:modifiers="55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rved Connector 102_3" draw:style-name="gr32" draw:text-style-name="P30" draw:layer="layout" svg:width="4.2cm" svg:height="6.56cm" draw:transform="rotate (-3.14159265358979) translate (16.2cm 13.8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TextBox 65_4" draw:style-name="gr33" draw:text-style-name="P21" draw:layer="layout" svg:width="7.4cm" svg:height="2.021cm" svg:x="10.6cm" svg:y="9.579cm">
          <text:p text:style-name="P16"><text:span text:style-name="T18">256-bit unique secret seed</text:span><text:span text:style-name="T13"> is provisioned to CPU and is revealed to manufactur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102_0" draw:style-name="gr34" draw:text-style-name="P18" draw:layer="layout" svg:width="3.5cm" svg:height="6.526cm" draw:transform="rotate (-3.14159265358979) translate (20.2cm 14.526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TextBox 65_2" draw:style-name="gr35" draw:text-style-name="P21" draw:layer="layout" svg:width="2.8cm" svg:height="1.49cm" svg:x="18.6cm" svg:y="9.6cm">
          <text:p text:style-name="P16"><text:span text:style-name="T13">Return certif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Calibri3" svg:font-family="Calibri"/>
    <style:font-face style:name="Calibri Light1" svg:font-family="'Calibri Light'"/>
    <style:font-face style:name="Microsoft Sans Serif1" svg:font-family="'Microsoft Sans Serif'"/>
    <style:font-face style:name="Courier" svg:font-family="Courier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Source Code Pro Medium" svg:font-family="'Source Code Pro Medium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Sans Serif" svg:font-family="'Microsoft Sans Serif'" style:font-pitch="variable"/>
    <style:font-face style:name="Calibri2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2" svg:font-family="'Microsoft Sans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Gadugi" svg:font-family="Gadugi" style:font-family-generic="swiss" style:font-pitch="variable"/>
    <style:font-face style:name="Microsoft Tai Le" svg:font-family="'Microsoft Tai Le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End_20_8" draw:display-name="msArrowEnd 8" svg:viewBox="0 0 500 300" svg:d="M250 0l250 3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mplate_20_Option_20_3_20__28_Subtitle_2f_Content_29_-background" style:display-name="Template Option 3 (Subtitle/Content)-background" style:family="presentation">
      <style:graphic-properties draw:stroke="none" draw:fill="solid" draw:fill-color="#ffffff"/>
      <style:text-properties style:letter-kerning="true"/>
    </style:style>
    <style:style style:name="Template_20_Option_20_3_20__28_Subtitle_2f_Content_29_-backgroundobjects" style:display-name="Template Option 3 (Subtitle/Content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_20_Option_20_3_20__28_Subtitle_2f_Content_29_-notes" style:display-name="Template Option 3 (Subtitle/Content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20_Option_20_3_20__28_Subtitle_2f_Content_29_-outline1" style:display-name="Template Option 3 (Subtitle/Content)-outline1" style:family="presentation">
      <style:graphic-properties draw:stroke="none" draw:fill="none" draw:auto-grow-height="false" draw:fit-to-size="shrink-to-fit" style:shrink-to-fit="true">
        <text:list-style style:name="Template_20_Option_20_3_20__28_Subtitle_2f_Content_29_-outline1" style:display-name="Template Option 3 (Subtitle/Content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7%" fo:text-align="start" style:punctuation-wrap="hanging" style:writing-mode="lr-tb"/>
      <style:text-properties fo:font-variant="normal" fo:text-transform="none" fo:color="#262626" style:text-outline="false" style:text-line-through-style="none" style:text-line-through-type="none" style:text-position="0% 100%" style:font-name="Microsoft Sans Serif1" fo:font-family="'Microsoft Sans Serif'" fo:font-size="21pt" fo:letter-spacing="normal" fo:language="en" fo:country="US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1pt" style:font-style-asian="normal" style:font-weight-asian="normal" style:font-name-complex="Arial Unicode MS" style:font-family-complex="'Arial Unicode MS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/>
    </style:style>
    <style:style style:name="Template_20_Option_20_3_20__28_Subtitle_2f_Content_29_-outline2" style:display-name="Template Option 3 (Subtitle/Content)-outline2" style:family="presentation" style:parent-style-name="Template_20_Option_20_3_20__28_Subtitle_2f_Content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Microsoft Sans Serif1" fo:font-family="'Microsoft Sans Serif'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mplate_20_Option_20_3_20__28_Subtitle_2f_Content_29_-outline3" style:display-name="Template Option 3 (Subtitle/Content)-outline3" style:family="presentation" style:parent-style-name="Template_20_Option_20_3_20__28_Subtitle_2f_Content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Microsoft Sans Serif1" fo:font-family="'Microsoft Sans Serif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mplate_20_Option_20_3_20__28_Subtitle_2f_Content_29_-outline4" style:display-name="Template Option 3 (Subtitle/Content)-outline4" style:family="presentation" style:parent-style-name="Template_20_Option_20_3_20__28_Subtitle_2f_Content_29_-outline3">
      <style:paragraph-properties fo:margin-top="0.2cm" fo:margin-bottom="0cm" fo:line-height="98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Microsoft Sans Serif1" fo:font-family="'Microsoft Sans Serif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Template_20_Option_20_3_20__28_Subtitle_2f_Content_29_-outline5" style:display-name="Template Option 3 (Subtitle/Content)-outline5" style:family="presentation" style:parent-style-name="Template_20_Option_20_3_20__28_Subtitle_2f_Content_29_-outline4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-outline6" style:display-name="Template Option 3 (Subtitle/Content)-outline6" style:family="presentation" style:parent-style-name="Template_20_Option_20_3_20__28_Subtitle_2f_Content_29_-outline5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-outline7" style:display-name="Template Option 3 (Subtitle/Content)-outline7" style:family="presentation" style:parent-style-name="Template_20_Option_20_3_20__28_Subtitle_2f_Content_29_-outline6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-outline8" style:display-name="Template Option 3 (Subtitle/Content)-outline8" style:family="presentation" style:parent-style-name="Template_20_Option_20_3_20__28_Subtitle_2f_Content_29_-outline7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-outline9" style:display-name="Template Option 3 (Subtitle/Content)-outline9" style:family="presentation" style:parent-style-name="Template_20_Option_20_3_20__28_Subtitle_2f_Content_29_-outline8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-subtitle" style:display-name="Template Option 3 (Subtitle/Content)-subtitle" style:family="presentation">
      <style:graphic-properties draw:stroke="none" draw:fill="none" draw:textarea-vertical-align="middle">
        <text:list-style style:name="Template_20_Option_20_3_20__28_Subtitle_2f_Content_29_-subtitle" style:display-name="Template Option 3 (Subtitle/Content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0_Option_20_3_20__28_Subtitle_2f_Content_29_-title" style:display-name="Template Option 3 (Subtitle/Content)-title" style:family="presentation">
      <style:graphic-properties draw:stroke="none" draw:fill="none" draw:textarea-vertical-align="middle">
        <text:list-style style:name="Template_20_Option_20_3_20__28_Subtitle_2f_Content_29_-title" style:display-name="Template Option 3 (Subtitle/Content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icrosoft Sans Serif1" fo:font-family="'Microsoft Sans Serif'" fo:font-size="18pt" fo:letter-spacing="normal" fo:language="en" fo:country="US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mplate_20_Option_20_3_20__28_Subtitle_2f_Content_29__5f_-background" style:display-name="Template Option 3 (Subtitle/Content)_-background" style:family="presentation">
      <style:graphic-properties draw:stroke="none" draw:fill="solid" draw:fill-color="#ffffff"/>
      <style:text-properties style:letter-kerning="true"/>
    </style:style>
    <style:style style:name="Template_20_Option_20_3_20__28_Subtitle_2f_Content_29__5f_-backgroundobjects" style:display-name="Template Option 3 (Subtitle/Content)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_20_Option_20_3_20__28_Subtitle_2f_Content_29__5f_-notes" style:display-name="Template Option 3 (Subtitle/Content)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20_Option_20_3_20__28_Subtitle_2f_Content_29__5f_-outline1" style:display-name="Template Option 3 (Subtitle/Content)_-outline1" style:family="presentation">
      <style:graphic-properties draw:stroke="none" draw:fill="none" draw:auto-grow-height="false" draw:fit-to-size="shrink-to-fit" style:shrink-to-fit="true">
        <text:list-style style:name="Template_20_Option_20_3_20__28_Subtitle_2f_Content_29__5f_-outline1" style:display-name="Template Option 3 (Subtitle/Content)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7%" fo:text-align="start" style:punctuation-wrap="hanging" style:writing-mode="lr-tb"/>
      <style:text-properties fo:font-variant="normal" fo:text-transform="none" fo:color="#262626" style:text-outline="false" style:text-line-through-style="none" style:text-line-through-type="none" style:text-position="0% 100%" style:font-name="Microsoft Sans Serif1" fo:font-family="'Microsoft Sans Serif'" fo:font-size="21pt" fo:letter-spacing="normal" fo:language="en" fo:country="US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1pt" style:font-style-asian="normal" style:font-weight-asian="normal" style:font-name-complex="Arial Unicode MS" style:font-family-complex="'Arial Unicode MS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/>
    </style:style>
    <style:style style:name="Template_20_Option_20_3_20__28_Subtitle_2f_Content_29__5f_-outline2" style:display-name="Template Option 3 (Subtitle/Content)_-outline2" style:family="presentation" style:parent-style-name="Template_20_Option_20_3_20__28_Subtitle_2f_Content_29_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Microsoft Sans Serif1" fo:font-family="'Microsoft Sans Serif'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mplate_20_Option_20_3_20__28_Subtitle_2f_Content_29__5f_-outline3" style:display-name="Template Option 3 (Subtitle/Content)_-outline3" style:family="presentation" style:parent-style-name="Template_20_Option_20_3_20__28_Subtitle_2f_Content_29_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Microsoft Sans Serif1" fo:font-family="'Microsoft Sans Serif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mplate_20_Option_20_3_20__28_Subtitle_2f_Content_29__5f_-outline4" style:display-name="Template Option 3 (Subtitle/Content)_-outline4" style:family="presentation" style:parent-style-name="Template_20_Option_20_3_20__28_Subtitle_2f_Content_29__5f_-outline3">
      <style:paragraph-properties fo:margin-top="0.2cm" fo:margin-bottom="0cm" fo:line-height="98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Microsoft Sans Serif1" fo:font-family="'Microsoft Sans Serif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Template_20_Option_20_3_20__28_Subtitle_2f_Content_29__5f_-outline5" style:display-name="Template Option 3 (Subtitle/Content)_-outline5" style:family="presentation" style:parent-style-name="Template_20_Option_20_3_20__28_Subtitle_2f_Content_29__5f_-outline4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_5f_-outline6" style:display-name="Template Option 3 (Subtitle/Content)_-outline6" style:family="presentation" style:parent-style-name="Template_20_Option_20_3_20__28_Subtitle_2f_Content_29__5f_-outline5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_5f_-outline7" style:display-name="Template Option 3 (Subtitle/Content)_-outline7" style:family="presentation" style:parent-style-name="Template_20_Option_20_3_20__28_Subtitle_2f_Content_29__5f_-outline6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_5f_-outline8" style:display-name="Template Option 3 (Subtitle/Content)_-outline8" style:family="presentation" style:parent-style-name="Template_20_Option_20_3_20__28_Subtitle_2f_Content_29__5f_-outline7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_5f_-outline9" style:display-name="Template Option 3 (Subtitle/Content)_-outline9" style:family="presentation" style:parent-style-name="Template_20_Option_20_3_20__28_Subtitle_2f_Content_29__5f_-outline8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_5f_-subtitle" style:display-name="Template Option 3 (Subtitle/Content)_-subtitle" style:family="presentation">
      <style:graphic-properties draw:stroke="none" draw:fill="none" draw:textarea-vertical-align="middle">
        <text:list-style style:name="Template_20_Option_20_3_20__28_Subtitle_2f_Content_29__5f_-subtitle" style:display-name="Template Option 3 (Subtitle/Content)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0_Option_20_3_20__28_Subtitle_2f_Content_29__5f_-title" style:display-name="Template Option 3 (Subtitle/Content)_-title" style:family="presentation">
      <style:graphic-properties draw:stroke="none" draw:fill="none" draw:textarea-vertical-align="middle">
        <text:list-style style:name="Template_20_Option_20_3_20__28_Subtitle_2f_Content_29__5f_-title" style:display-name="Template Option 3 (Subtitle/Content)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icrosoft Sans Serif1" fo:font-family="'Microsoft Sans Serif'" fo:font-size="18pt" fo:letter-spacing="normal" fo:language="en" fo:country="US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4" style:family="graphic" style:parent-style-name="standard" style:list-style-name="ML4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emplate_20_Option_20_3_20__28_Subtitle_2f_Content_29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Template_20_Option_20_3_20__28_Subtitle_2f_Content_29_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emplate_20_Option_20_3_20__28_Subtitle_2f_Content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emplate_20_Option_20_3_20__28_Subtitle_2f_Content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Template_20_Option_20_3_20__28_Subtitle_2f_Content_29_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Template_20_Option_20_3_20__28_Subtitle_2f_Content_29__5f_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Template_20_Option_20_3_20__28_Subtitle_2f_Content_29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Template_20_Option_20_3_20__28_Subtitle_2f_Content_29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cm" fo:margin-bottom="0cm" fo:line-height="125%" fo:text-align="end" fo:text-indent="0cm" style:punctuation-wrap="hanging" style:writing-mode="lr-tb"/>
      <style:text-properties fo:font-size="8pt" fo:hyphenate="false"/>
    </style:style>
    <style:style style:name="MP11" style:family="paragraph">
      <loext:graphic-properties draw:fill="none"/>
      <style:paragraph-properties fo:text-align="center" style:writing-mode="lr-tb" style:font-independent-line-spacing="true"/>
      <style:text-properties fo:font-size="8pt"/>
    </style:style>
    <style:style style:name="MP12" style:family="paragraph">
      <style:paragraph-properties fo:margin-left="0cm" fo:margin-right="0cm" fo:margin-top="0.423cm" fo:margin-bottom="0cm" fo:line-height="107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cm" fo:margin-bottom="0cm" fo:line-height="107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635cm" fo:margin-bottom="0cm" fo:line-height="98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center" style:writing-mode="lr-tb" style:font-independent-line-spacing="true"/>
      <style:text-properties fo:font-size="21pt"/>
    </style:style>
    <style:style style:name="MP17" style:family="paragraph">
      <style:paragraph-properties fo:margin-top="0cm" fo:margin-bottom="0cm" fo:line-height="82%" fo:text-align="start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center" style:writing-mode="lr-tb" style:font-independent-line-spacing="true"/>
      <style:text-properties fo:font-size="34pt"/>
    </style:style>
    <style:style style:name="MP19" style:family="paragraph">
      <loext:graphic-properties draw:fill="none"/>
      <style:paragraph-properties fo:margin-left="0cm" fo:margin-right="0cm" fo:margin-top="0cm" fo:margin-bottom="0cm" fo:line-height="125%" fo:text-align="end" fo:text-indent="0cm" style:punctuation-wrap="hanging" style:writing-mode="lr-tb" style:font-independent-line-spacing="true"/>
      <style:text-properties fo:font-size="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3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Microsoft Sans Serif1" fo:font-size="8pt" fo:letter-spacing="normal" fo:language="en" fo:country="US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fo:font-variant="normal" fo:text-transform="none" fo:color="#262626" style:text-line-through-style="none" style:text-line-through-type="none" style:text-position="0% 100%" style:font-name="Microsoft Sans Serif1" fo:font-size="21pt" fo:letter-spacing="normal" fo:language="en" fo:country="US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6" style:family="text">
      <style:text-properties fo:font-variant="normal" fo:text-transform="none" fo:color="#262626" style:text-line-through-style="none" style:text-line-through-type="none" style:text-position="0% 100%" style:font-name="Microsoft Sans Serif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262626" style:text-line-through-style="none" style:text-line-through-type="none" style:text-position="0% 100%" style:font-name="Microsoft Sans Serif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262626" style:text-line-through-style="none" style:text-line-through-type="none" style:text-position="0% 100%" style:font-name="Microsoft Sans Serif1" fo:font-size="34pt" fo:letter-spacing="normal" fo:language="en" fo:country="US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03-31">3/31/20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编号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Template_20_Option_20_3_20__28_Subtitle_2f_Content_29_" style:display-name="Template Option 3 (Subtitle/Content)" style:page-layout-name="PM1" draw:style-name="Mdp1">
      <draw:custom-shape draw:name="TextBox 5" draw:style-name="Mgr3" draw:text-style-name="MP11" draw:layer="backgroundobjects" svg:width="1.981cm" svg:height="0.469cm" svg:x="30.48cm" svg:y="18.097cm">
        <text:p text:style-name="MP10"><text:span text:style-name="MT4"><text:page-number>&lt;编号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5" draw:text-style-name="MP16" draw:layer="backgroundobjects" svg:width="31.749cm" svg:height="13.017cm" svg:x="1.058cm" svg:y="4.128cm" presentation:class="outline" presentation:user-transformed="true">
        <draw:text-box>
          <text:list text:style-name="ML3">
            <text:list-item>
              <text:p text:style-name="MP12"><text:span text:style-name="MT5">Edit Master text styles</text:span></text:p>
              <text:list>
                <text:list-item>
                  <text:p text:style-name="MP13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6" draw:text-style-name="MP18" draw:layer="backgroundobjects" svg:width="31.749cm" svg:height="2.539cm" svg:x="1.058cm" svg:y="0.635cm" presentation:class="title" presentation:user-transformed="true">
        <draw:text-box>
          <text:p text:style-name="MP17"><text:span text:style-name="MT8">Click to edit Master title style</text:span></text:p>
        </draw:text-box>
      </draw:frame>
      <presentation:notes style:page-layout-name="PM0">
        <office:forms form:automatic-focus="false" form:apply-design-mode="false"/>
        <draw:page-thumbnail presentation:style-name="Template_20_Option_20_3_20__28_Subtitle_2f_Content_29_-title" draw:layer="backgroundobjects" svg:width="19.798cm" svg:height="11.136cm" svg:x="0.6cm" svg:y="2.257cm" presentation:class="page"/>
        <draw:frame presentation:style-name="Template_20_Option_20_3_20__28_Subtitle_2f_Content_29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Template_20_Option_20_3_20__28_Subtitle_2f_Content_29__5f_" style:display-name="Template Option 3 (Subtitle/Content)_" style:page-layout-name="PM1" draw:style-name="Mdp1">
      <draw:custom-shape draw:name="TextBox 5" draw:style-name="Mgr4" draw:text-style-name="MP19" draw:layer="backgroundobjects" svg:width="1.981cm" svg:height="0.469cm" svg:x="30.48cm" svg:y="18.098cm">
        <text:p text:style-name="MP10"><text:span text:style-name="MT4"><text:page-number>&lt;编号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9" draw:text-style-name="MP16" draw:layer="backgroundobjects" svg:width="31.749cm" svg:height="13.017cm" svg:x="1.058cm" svg:y="4.128cm" presentation:class="outline" presentation:user-transformed="true">
        <draw:text-box>
          <text:list text:style-name="ML3">
            <text:list-item>
              <text:p text:style-name="MP12"><text:span text:style-name="MT5">Edit Master text styles</text:span></text:p>
              <text:list>
                <text:list-item>
                  <text:p text:style-name="MP13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10" draw:text-style-name="MP18" draw:layer="backgroundobjects" svg:width="31.749cm" svg:height="2.539cm" svg:x="1.058cm" svg:y="0.635cm" presentation:class="title" presentation:user-transformed="true">
        <draw:text-box>
          <text:p text:style-name="MP17"><text:span text:style-name="MT8">Click to edit Master title style</text:span></text:p>
        </draw:text-box>
      </draw:frame>
      <presentation:notes style:page-layout-name="PM0">
        <draw:page-thumbnail presentation:style-name="Template_20_Option_20_3_20__28_Subtitle_2f_Content_29__5f_-title" draw:layer="backgroundobjects" svg:width="19.798cm" svg:height="11.136cm" svg:x="0.6cm" svg:y="2.257cm" presentation:class="page"/>
        <draw:frame presentation:style-name="Template_20_Option_20_3_20__28_Subtitle_2f_Content_29_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PowerPoint Presentation</dc:title>
    <meta:initial-creator>Laurence Lundblade</meta:initial-creator>
    <meta:editing-cycles>62</meta:editing-cycles>
    <meta:creation-date>2020-02-15T19:23:59</meta:creation-date>
    <dc:date>2020-03-31T17:46:17.525000000</dc:date>
    <meta:editing-duration>P3DT2H3M55S</meta:editing-duration>
    <meta:generator>LibreOffice/6.4.1.2$Windows_X86_64 LibreOffice_project/4d224e95b98b138af42a64d84056446d09082932</meta:generator>
    <meta:document-statistic meta:object-count="109"/>
    <meta:user-defined meta:name="AppVersion">16.001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